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6.7715in" fo:margin-left="0in" fo:margin-top="0in" fo:margin-bottom="0in" table:align="left"/>
    </style:style>
    <style:style style:name="Tabella1.A" style:family="table-column">
      <style:table-column-properties style:column-width="2.3229in"/>
    </style:style>
    <style:style style:name="Tabella1.B" style:family="table-column">
      <style:table-column-properties style:column-width="1.4813in"/>
    </style:style>
    <style:style style:name="Tabella1.C" style:family="table-column">
      <style:table-column-properties style:column-width="1.0813in"/>
    </style:style>
    <style:style style:name="Tabella1.D" style:family="table-column">
      <style:table-column-properties style:column-width="1.8861in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dddddd" fo:padding-left="0.0396in" fo:padding-right="0.0396in" fo:padding-top="0in" fo:padding-bottom="0in" fo:border-left="1pt solid #bfbfbf" fo:border-right="none" fo:border-top="1pt solid #bfbfbf" fo:border-bottom="none">
        <style:background-image/>
      </style:table-cell-properties>
    </style:style>
    <style:style style:name="Tabella1.D1" style:family="table-cell">
      <style:table-cell-properties style:vertical-align="middle" fo:background-color="#dddddd" fo:padding-left="0.0396in" fo:padding-right="0.0396in" fo:padding-top="0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ella1.A2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1pt solid #bfbfbf" fo:border-top="none" fo:border-bottom="none">
        <style:background-image/>
      </style:table-cell-properties>
    </style:style>
    <style:style style:name="Tabella1.A3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none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1pt solid #bfbfbf" fo:border-top="none" fo:border-bottom="1pt solid #bfbfbf">
        <style:background-image/>
      </style:table-cell-properties>
    </style:style>
    <style:style style:name="P1" style:family="paragraph" style:parent-style-name="Standard">
      <style:text-properties style:font-name="Times New Roman" officeooo:paragraph-rsid="00195231"/>
    </style:style>
    <style:style style:name="P2" style:family="paragraph" style:parent-style-name="Standard">
      <style:text-properties officeooo:paragraph-rsid="0019523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-0.236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-0.236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1e2817" style:font-size-asian="12pt" style:font-weight-asian="normal"/>
    </style:style>
    <style:style style:name="P10" style:family="paragraph" style:parent-style-name="Standard">
      <style:paragraph-properties fo:margin-left="0in" fo:margin-right="-0.236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1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2pt" fo:font-weight="normal" style:font-size-asian="2pt" style:font-weight-asian="normal"/>
    </style:style>
    <style:style style:name="P14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6pt" fo:font-weight="normal" officeooo:paragraph-rsid="001e2817" style:font-size-asian="6pt" style:font-weight-asian="normal" style:font-size-complex="6pt"/>
    </style:style>
    <style:style style:name="P15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-0.0043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95231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95231"/>
    </style:style>
    <style:style style:name="P19" style:family="paragraph" style:parent-style-name="Standard" style:master-page-name="Standard">
      <style:paragraph-properties fo:margin-left="0in" fo:margin-right="-0.2362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20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95231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chiarazione sostitutiva di certificazione di famiglia</text:p>
      <text:p text:style-name="P10">(Art. 46 T.U. 28-12-2000 n.445)</text:p>
      <text:p text:style-name="P5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17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7">consapevole delle sanzioni penali, nel caso di dichiarazioni non veritiere, di formazione o uso di atti falsi, richiamate dall'art.76 del D.P.R. 445 del 28 Dicembre 2000</text:p>
      <text:p text:style-name="P5"/>
      <text:p text:style-name="P10">DICHIARO</text:p>
      <text:p text:style-name="P6"/>
      <text:p text:style-name="P5">che la famiglia oltre che da me, si compone dalle seguenti persone: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Cognome Nome</text:p>
          </table:table-cell>
          <table:table-cell table:style-name="Tabella1.A1" office:value-type="string">
            <text:p text:style-name="P4">Rapporto Parentela</text:p>
          </table:table-cell>
          <table:table-cell table:style-name="Tabella1.A1" office:value-type="string">
            <text:p text:style-name="P3">Data<text:span text:style-name="T2"> Nascita</text:span></text:p>
          </table:table-cell>
          <table:table-cell table:style-name="Tabella1.D1" office:value-type="string">
            <text:p text:style-name="P4">Comune Nascita</text:p>
          </table:table-cell>
        </table:table-row>
        <table:table-row table:style-name="Tabella1.1">
          <table:table-cell table:style-name="Tabella1.A2" table:number-columns-spanned="4" office:value-type="string">
            <text:p text:style-name="P14">{% @famiglia.each do |f| %}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office:value-type="string">
            <text:p text:style-name="P9">{%= f.cognome %} {%= f.nome %}</text:p>
          </table:table-cell>
          <table:table-cell table:style-name="Tabella1.A3" office:value-type="string">
            <text:p text:style-name="P9">{%= f.relazione_parentela%}</text:p>
          </table:table-cell>
          <table:table-cell table:style-name="Tabella1.A3" office:value-type="string">
            <text:p text:style-name="P9">{%= f.data_nascita%}</text:p>
          </table:table-cell>
          <table:table-cell table:style-name="Tabella1.A2" office:value-type="string">
            <text:p text:style-name="P9">{%= f.comune_nascita %}</text:p>
          </table:table-cell>
        </table:table-row>
        <table:table-row table:style-name="Tabella1.1">
          <table:table-cell table:style-name="Tabella1.A4" table:number-columns-spanned="4" office:value-type="string">
            <text:p text:style-name="P14">{% end %}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P13"><text:s/></text:p>
      <text:p text:style-name="P2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6"/>
      <text:p text:style-name="P5"/>
      <text:p text:style-name="P18"><text:span text:style-name="T3">……………………………, <text:s/></text:span><text:span text:style-name="T6">li <text:s/>{%= @data %}</text:span></text:p>
      <text:p text:style-name="P15"><text:span text:style-name="T2"><text:s text:c="18"/></text:span><text:span text:style-name="T4">(luogo)</text:span></text:p>
      <text:p text:style-name="P8"><text:tab/>………………………………</text:p>
      <text:p text:style-name="P11"/>
      <text:p text:style-name="P11"><text:tab/>(firma non autenticata)</text:p>
      <text:p text:style-name="P6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0035in" fo:margin-bottom="1.0035in" fo:margin-left="0.7874in" fo:margin-right="0.7874in" style:writing-mode="lr-tb" style:layout-grid-color="#c0c0c0" style:layout-grid-lines="246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24M36S</meta:editing-duration>
    <meta:editing-cycles>5</meta:editing-cycles>
    <dc:date>2020-11-19T11:09:06.732222030</dc:date>
    <meta:document-statistic meta:table-count="1" meta:image-count="0" meta:object-count="0" meta:page-count="1" meta:paragraph-count="25" meta:word-count="237" meta:character-count="1687" meta:non-whitespace-character-count="1446"/>
  </office:meta>
</office:document-meta>
</file>